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9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racked-changes>
        <table:cell-content-change table:id="ct1" table:acceptance-state="accepted">
          <table:cell-address table:column="2" table:row="20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type="row" table:position="13" table:table="0">
          <office:change-info>
            <dc:creator>Bob Jacobsen</dc:creator>
            <dc:date>2010-08-11T04:00:05</dc:date>
          </office:change-info>
        </table:insertion>
        <table:insertion table:id="ct3" table:type="row" table:position="12" table:table="0">
          <office:change-info>
            <dc:creator>Bob Jacobsen</dc:creator>
            <dc:date>2010-08-11T04:00:07</dc:date>
          </office:change-info>
        </table:insertion>
        <table:insertion table:id="ct4" table:type="row" table:position="11" table:table="0">
          <office:change-info>
            <dc:creator>Bob Jacobsen</dc:creator>
            <dc:date>2010-08-11T04:00:08</dc:date>
          </office:change-info>
        </table:insertion>
        <table:insertion table:id="ct5" table:type="row" table:position="10" table:table="0">
          <office:change-info>
            <dc:creator>Bob Jacobsen</dc:creator>
            <dc:date>2010-08-11T04:00:10</dc:date>
          </office:change-info>
          <table:dependencies>
            <table:dependence table:id="ct8"/>
            <table:dependence table:id="ct7"/>
            <table:dependence table:id="ct6"/>
          </table:dependencies>
        </table:insertion>
        <table:cell-content-change table:id="ct6">
          <table:cell-address table:column="2" table:row="10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10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>
          <table:cell-address table:column="1" table:row="10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</table:tracked-changes>
      <table:table table:name="Sheet1" table:style-name="ta1" table:print="false">
        <table:table-column table:style-name="co3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2">
          <table:table-cell table:style-name="ce1" office:value-type="string">
            <text:p>NodeID part</text:p>
          </table:table-cell>
          <table:table-cell table:style-name="ce2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>
            <text:p>OpenLCB vnode*</text:p>
          </table:table-cell>
          <table:table-cell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>
            <text:p>0xFDnn</text:p>
          </table:table-cell>
          <table:table-cell office:value-type="string">
            <text:p>Indicate capabilities (nn is the capability)</text:p>
          </table:table-cell>
          <table:table-cell table:number-columns-repeated="1021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FD01</text:p>
          </table:table-cell>
          <table:table-cell office:value-type="string">
            <text:p>Node uses Display Protocol to make one or more displays availabl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0201</text:p>
          </table:table-cell>
          <table:table-cell table:style-name="ce4" office:value-type="string">
            <text:p>Duplicate Source ID detected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office:value-type="string">
            <text:p>CBUS vnode*</text:p>
          </table:table-cell>
          <table:table-cell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xxxxxx means any node 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xxxxxx</text:p>
          </table:table-cell>
          <table:table-cell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1"/>
        </table:table-row>
        <table:table-row table:style-name="ro3" table:number-rows-repeated="7">
          <table:table-cell table:number-columns-repeated="1024"/>
        </table:table-row>
        <table:table-row table:style-name="ro2">
          <table:table-cell office:value-type="string">
            <text:p>* - “OpenLCB vnode” refers to a virtual node ID assigned for global fixed events, see NidAllocations spreadshee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* - “CBUS vnode” refers to a virtual node ID assigned for CBUS-style “short events”, see NidAllocations spreadsheet</text:p>
          </table:table-cell>
          <table:table-cell table:number-columns-repeated="1023"/>
        </table:table-row>
        <table:table-row table:style-name="ro3" table:number-rows-repeated="65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0">08/10/2010</text:date>, <text:time>20:0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0-08-10T20:01:42</dc:date>
    <dc:creator>Bob Jacobsen</dc:creator>
    <meta:editing-duration>PT00H23M34S</meta:editing-duration>
    <meta:editing-cycles>17</meta:editing-cycles>
    <meta:generator>OpenOffice.org/3.2$Unix OpenOffice.org_project/320m12$Build-9483</meta:generator>
    <meta:printed-by>Bob Jacobsen</meta:printed-by>
    <meta:print-date>2010-07-11T14:13:17</meta:print-date>
    <meta:document-statistic meta:table-count="3" meta:cell-count="26" meta:object-count="0"/>
  </office:meta>
</office:document-meta>
</file>